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fo:font-style="italic" style:font-style-asian="italic" style:font-style-complex="italic"/>
    </style:style>
    <style:style style:name="P3" style:family="paragraph" style:parent-style-name="Standard">
      <style:paragraph-properties fo:margin-top="0cm" fo:margin-bottom="0cm" style:contextual-spacing="false"/>
      <style:text-properties style:font-name="Adobe Garamond Pro" officeooo:paragraph-rsid="00045192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45192"/>
    </style:style>
    <style:style style:name="P5" style:family="paragraph" style:parent-style-name="Standard">
      <style:paragraph-properties fo:margin-top="0cm" fo:margin-bottom="0cm" style:contextual-spacing="false"/>
      <style:text-properties style:font-name="Droid Sans" officeooo:paragraph-rsid="00045192"/>
    </style:style>
    <style:style style:name="P6" style:family="paragraph" style:parent-style-name="Standard">
      <style:paragraph-properties fo:margin-top="0cm" fo:margin-bottom="0cm" style:contextual-spacing="false"/>
      <style:text-properties style:font-name="Droid Sans" officeooo:paragraph-rsid="00045192" style:font-style-complex="itali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05f9ac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06512f"/>
    </style:style>
    <style:style style:name="P9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Droid Sans" officeooo:paragraph-rsid="00045192"/>
    </style:style>
    <style:style style:name="P10" style:family="paragraph" style:parent-style-name="Standard" style:master-page-name="MP0">
      <style:paragraph-properties style:page-number="auto" fo:break-before="page"/>
      <style:text-properties style:font-name="Droid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roid Sans"/>
    </style:style>
    <style:style style:name="T2" style:family="text">
      <style:text-properties style:font-name="Droid Sans" fo:font-style="italic" style:font-style-asian="italic" style:font-style-complex="italic"/>
    </style:style>
    <style:style style:name="T3" style:family="text">
      <style:text-properties style:font-name="Droid Sans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style-complex="italic"/>
    </style:style>
    <style:style style:name="T6" style:family="text">
      <style:text-properties style:font-name="Droid Sans" style:font-style-complex="italic"/>
    </style:style>
    <style:style style:name="T7" style:family="text">
      <style:text-properties style:font-name="Droid Sans" officeooo:rsid="0005f9ac" style:font-style-complex="italic"/>
    </style:style>
    <style:style style:name="T8" style:family="text">
      <style:text-properties style:font-name="Droid Sans" officeooo:rsid="0006512f" style:font-style-complex="italic"/>
    </style:style>
    <style:style style:name="T9" style:family="text">
      <style:text-properties style:font-name="Droid Sans" officeooo:rsid="00079915" style:font-style-complex="italic"/>
    </style:style>
    <style:style style:name="T10" style:family="text">
      <style:text-properties style:font-name="Droid Sans" fo:font-style="italic" officeooo:rsid="0005f9ac" style:font-style-asian="italic" style:font-style-complex="italic"/>
    </style:style>
    <style:style style:name="T11" style:family="text">
      <style:text-properties style:font-name="Droid Sans" fo:font-style="italic" officeooo:rsid="0006512f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ASKELL</text:p>
      <text:p text:style-name="P1"/>
      <text:p text:style-name="P1">&gt; :t head</text:p>
      <text:p text:style-name="P1">head :: [a] -&gt; a</text:p>
      <text:p text:style-name="P1"/>
      <text:p text:style-name="P1">&gt; :t fst</text:p>
      <text:p text:style-name="P1">fst :: (a,b) -&gt; a</text:p>
      <text:p text:style-name="P1"/>
      <text:p text:style-name="P1">&gt; :t (==)</text:p>
      <text:p text:style-name="P1">(==) :: Eq a =&gt; a -&gt; a -&gt; Bool</text:p>
      <text:p text:style-name="Standard"><text:span text:style-name="Default_20_Paragraph_20_Font"><text:span text:style-name="T1">Here </text:span></text:span><text:span text:style-name="Default_20_Paragraph_20_Font"><text:span text:style-name="T2">Eq a =&gt; a -&gt; a -&gt; Bool</text:span></text:span><text:span text:style-name="Default_20_Paragraph_20_Font"><text:span text:style-name="T1"> is the type of function. This means that a should be a member of typeclass Eq for it to work in this function. This is called class constraint. All standard haskell types are a member of Eq typeclass.</text:span></text:span></text:p>
      <text:p text:style-name="P1">Any type that can be tested using == or /= should be a part of Eq typeclass.</text:p>
      <text:p text:style-name="P1"/>
      <text:p text:style-name="P1">A function can be used in infix notation by surronding it with `&lt;function-name&gt;`</text:p>
      <text:p text:style-name="P1">example, elem can be used like</text:p>
      <text:p text:style-name="P1">elem 2 [1,2,3], or</text:p>
      <text:p text:style-name="P1">2 `elem` [1,2,3]</text:p>
      <text:p text:style-name="P1"/>
      <text:p text:style-name="Standard"><text:span text:style-name="Default_20_Paragraph_20_Font"><text:span text:style-name="T1">Similar to Eq, there is an </text:span></text:span><text:span text:style-name="Default_20_Paragraph_20_Font"><text:span text:style-name="T2">Ord</text:span></text:span><text:span text:style-name="Default_20_Paragraph_20_Font"><text:span text:style-name="T1"> typeclass. All types that are a part of this class can be arranged in an ordered sequence.</text:span></text:span></text:p>
      <text:p text:style-name="P1">Example, :t (&gt;) should be</text:p>
      <text:p text:style-name="P1"><text:tab/>(&gt;) :: Ord a =&gt; a -&gt; a -&gt; Bool</text:p>
      <text:p text:style-name="P1">To be a member of Ord typeclass, a type must be a member of Eq typeclass also.</text:p>
      <text:p text:style-name="P1"/>
      <text:p text:style-name="Standard"><text:span text:style-name="Default_20_Paragraph_20_Font"><text:span text:style-name="T1">There also exists a </text:span></text:span><text:span text:style-name="Default_20_Paragraph_20_Font"><text:span text:style-name="T2">compare</text:span></text:span><text:span text:style-name="Default_20_Paragraph_20_Font"><text:span text:style-name="T1"> function, whose job is to compare to values that are a member of Ord typeclass. </text:span></text:span><text:span text:style-name="Default_20_Paragraph_20_Font"><text:span text:style-name="T2">Compare</text:span></text:span><text:span text:style-name="Default_20_Paragraph_20_Font"><text:span text:style-name="T1"> returns a value of type </text:span></text:span><text:span text:style-name="Default_20_Paragraph_20_Font"><text:span text:style-name="T2">Ordering</text:span></text:span><text:span text:style-name="Default_20_Paragraph_20_Font"><text:span text:style-name="T1">. There are 3 possible values for Ordering type; LT, GT and EQ.</text:span></text:span></text:p>
      <text:p text:style-name="P1">example,</text:p>
      <text:p text:style-name="Standard"><text:span text:style-name="Default_20_Paragraph_20_Font"><text:span text:style-name="T1">&gt; </text:span></text:span><text:span text:style-name="Default_20_Paragraph_20_Font"><text:span text:style-name="T2">2 `compare` 3</text:span></text:span></text:p>
      <text:p text:style-name="P1">LT</text:p>
      <text:p text:style-name="Standard"><text:span text:style-name="Default_20_Paragraph_20_Font"><text:span text:style-name="T2">&gt; </text:span></text:span><text:span text:style-name="Default_20_Paragraph_20_Font"><text:span text:style-name="T1">:t LT</text:span></text:span></text:p>
      <text:p text:style-name="P1">LT :: Ordering.</text:p>
      <text:p text:style-name="P1"/>
      <text:p text:style-name="Standard"><text:span text:style-name="Default_20_Paragraph_20_Font"><text:span text:style-name="T2">Show </text:span></text:span><text:span text:style-name="Default_20_Paragraph_20_Font"><text:span text:style-name="T1"><text:s/>is another <text:s/>typeclass, which represents types that can be “shown” as strings. The most useful function that delas with Show typeclass values is </text:span></text:span><text:span text:style-name="Default_20_Paragraph_20_Font"><text:span text:style-name="T2">show</text:span></text:span><text:span text:style-name="Default_20_Paragraph_20_Font"><text:span text:style-name="T1">.</text:span></text:span></text:p>
      <text:p text:style-name="Standard"><text:span text:style-name="Default_20_Paragraph_20_Font"><text:span text:style-name="T1">&gt; show 3</text:span></text:span></text:p>
      <text:p text:style-name="Standard"><text:span text:style-name="Default_20_Paragraph_20_Font"><text:span text:style-name="T1">“3”</text:span></text:span></text:p>
      <text:p text:style-name="Standard"><text:span text:style-name="Default_20_Paragraph_20_Font"><text:span text:style-name="T1">&gt;:t show</text:span></text:span></text:p>
      <text:p text:style-name="Standard"><text:span text:style-name="Default_20_Paragraph_20_Font"><text:span text:style-name="T1">show :: Show a =&gt; a -&gt; [Char]</text:span></text:span></text:p>
      <text:p text:style-name="Standard"><text:span text:style-name="Default_20_Paragraph_20_Font"><text:span text:style-name="T1">Note that [Char] and String are same. There is no difference. Also, types always start with a capital letter.</text:span></text:span></text:p>
      <text:p text:style-name="P2"/>
      <text:p text:style-name="Standard"><text:span text:style-name="Default_20_Paragraph_20_Font"><text:span text:style-name="T2">read </text:span></text:span><text:span text:style-name="Default_20_Paragraph_20_Font"><text:span text:style-name="T1">function is opposite to </text:span></text:span><text:span text:style-name="Default_20_Paragraph_20_Font"><text:span text:style-name="T2">show</text:span></text:span><text:span text:style-name="Default_20_Paragraph_20_Font"><text:span text:style-name="T1">. It takes in a String and returns a value whose type is of class </text:span></text:span><text:span text:style-name="Default_20_Paragraph_20_Font"><text:span text:style-name="T2">Read</text:span></text:span><text:span text:style-name="Default_20_Paragraph_20_Font"><text:span text:style-name="T1">. This means it can be parsed from a string into a value of its own type.</text:span></text:span></text:p>
      <text:p text:style-name="Standard"><text:span text:style-name="Default_20_Paragraph_20_Font"><text:span text:style-name="T1">&gt; :t read</text:span></text:span></text:p>
      <text:p text:style-name="Standard"><text:span text:style-name="Default_20_Paragraph_20_Font"><text:span text:style-name="T1">read :: Read a =&gt; String -&gt; a</text:span></text:span></text:p>
      <text:p text:style-name="Standard"><text:span text:style-name="Default_20_Paragraph_20_Font"><text:span text:style-name="T1">example</text:span></text:span></text:p>
      <text:p text:style-name="Standard"><text:span text:style-name="Default_20_Paragraph_20_Font"><text:span text:style-name="T1">&gt; read “42” + 5</text:span></text:span></text:p>
      <text:p text:style-name="Standard"><text:span text:style-name="Default_20_Paragraph_20_Font"><text:span text:style-name="T1">47</text:span></text:span></text:p>
      <text:p text:style-name="Standard"><text:soft-page-break/><text:span text:style-name="Default_20_Paragraph_20_Font"><text:span text:style-name="T1">&gt; read “20”</text:span></text:span></text:p>
      <text:p text:style-name="Standard"><text:span text:style-name="Default_20_Paragraph_20_Font"><text:span text:style-name="T1">*error*</text:span></text:span></text:p>
      <text:p text:style-name="Standard"><text:span text:style-name="Default_20_Paragraph_20_Font"><text:span text:style-name="T1">This error occurs as haskell doesn't know how to interpret this value. It can be Int, Integer, Float, Double. Unless we provide a context of use, there is no way to know how to parse it. Hence the error.</text:span></text:span></text:p>
      <text:p text:style-name="Standard"><text:span text:style-name="Default_20_Paragraph_20_Font"><text:span text:style-name="T1">However, using </text:span></text:span><text:span text:style-name="Default_20_Paragraph_20_Font"><text:span text:style-name="T2">explicit type annotation</text:span></text:span><text:span text:style-name="Default_20_Paragraph_20_Font"><text:span text:style-name="T1">, we can tell interpreter how to parse the string without context. Example,</text:span></text:span></text:p>
      <text:p text:style-name="Standard"><text:span text:style-name="Default_20_Paragraph_20_Font"><text:span text:style-name="T1">&gt; read “20” :: Int</text:span></text:span></text:p>
      <text:p text:style-name="Standard"><text:span text:style-name="Default_20_Paragraph_20_Font"><text:span text:style-name="T1">20</text:span></text:span></text:p>
      <text:p text:style-name="Standard"><text:span text:style-name="Default_20_Paragraph_20_Font"><text:span text:style-name="T1">Type annotation explicitly states what the type of an expression should be.</text:span></text:span></text:p>
      <text:p text:style-name="P2"/>
      <text:p text:style-name="Standard"><text:span text:style-name="Default_20_Paragraph_20_Font"><text:span text:style-name="T1">Types of </text:span></text:span><text:span text:style-name="Default_20_Paragraph_20_Font"><text:span text:style-name="T2">Enum</text:span></text:span><text:span text:style-name="Default_20_Paragraph_20_Font"><text:span text:style-name="T1"> typeclass can be enumerated, i.e., they can be used in range expressions. They have a sequential ordering from which ranges can be generated.</text:span></text:span></text:p>
      <text:p text:style-name="Standard"><text:span text:style-name="Default_20_Paragraph_20_Font"><text:span text:style-name="T1">&gt; succ 41</text:span></text:span></text:p>
      <text:p text:style-name="Standard"><text:span text:style-name="Default_20_Paragraph_20_Font"><text:span text:style-name="T1">42</text:span></text:span></text:p>
      <text:p text:style-name="Standard"><text:span text:style-name="Default_20_Paragraph_20_Font"><text:span text:style-name="T1">&gt; :t succ</text:span></text:span></text:p>
      <text:p text:style-name="Standard"><text:span text:style-name="Default_20_Paragraph_20_Font"><text:span text:style-name="T1">succ :: Enum t =&gt; t -&gt; t</text:span></text:span></text:p>
      <text:p text:style-name="P2"/>
      <text:p text:style-name="Standard"><text:span text:style-name="Default_20_Paragraph_20_Font"><text:span text:style-name="T1">Types of </text:span></text:span><text:span text:style-name="Default_20_Paragraph_20_Font"><text:span text:style-name="T2">Bounded</text:span></text:span><text:span text:style-name="Default_20_Paragraph_20_Font"><text:span text:style-name="T1"> typeclass have upper and lower bounds.</text:span></text:span></text:p>
      <text:p text:style-name="Standard"><text:span text:style-name="Default_20_Paragraph_20_Font"><text:span text:style-name="T1">&gt; minBound :: Int</text:span></text:span></text:p>
      <text:p text:style-name="Standard"><text:span text:style-name="Default_20_Paragraph_20_Font"><text:span text:style-name="T1">-9223372036854775808</text:span></text:span></text:p>
      <text:p text:style-name="Standard"><text:span text:style-name="Default_20_Paragraph_20_Font"><text:span text:style-name="T1">&gt; :t minBound</text:span></text:span></text:p>
      <text:p text:style-name="Standard"><text:span text:style-name="Default_20_Paragraph_20_Font"><text:span text:style-name="T1">minBound :: Bounded a =&gt; a</text:span></text:span></text:p>
      <text:p text:style-name="Standard"><text:span text:style-name="Default_20_Paragraph_20_Font"><text:span text:style-name="T1">They are like </text:span></text:span><text:span text:style-name="Default_20_Paragraph_20_Font"><text:span text:style-name="T2">polymorphic constants</text:span></text:span><text:span text:style-name="Default_20_Paragraph_20_Font"><text:span text:style-name="T1">, as their return value depends on the type, and its constant.</text:span></text:span></text:p>
      <text:p text:style-name="Standard"><text:span text:style-name="Default_20_Paragraph_20_Font"><text:span text:style-name="T1">Tuples can also be Bounded if all elements inside them are Bounded.</text:span></text:span></text:p>
      <text:p text:style-name="P2"/>
      <text:p text:style-name="Standard"><text:span text:style-name="Default_20_Paragraph_20_Font"><text:span text:style-name="T2">Num</text:span></text:span><text:span text:style-name="Default_20_Paragraph_20_Font"><text:span text:style-name="T1"> is the numeric typeclass.</text:span></text:span></text:p>
      <text:p text:style-name="Standard"><text:span text:style-name="Default_20_Paragraph_20_Font"><text:span text:style-name="T1">Whole numbers are also polymorphic constants. <text:s/>They can act as any type that is a member of Num typeclass, eg, Int, Integer, Float etc</text:span></text:span></text:p>
      <text:p text:style-name="Standard"><text:span text:style-name="Default_20_Paragraph_20_Font"><text:span text:style-name="T1">&gt; 20 :: Float</text:span></text:span></text:p>
      <text:p text:style-name="Standard"><text:span text:style-name="Default_20_Paragraph_20_Font"><text:span text:style-name="T1">20.0</text:span></text:span></text:p>
      <text:p text:style-name="Standard"><text:span text:style-name="Default_20_Paragraph_20_Font"><text:span text:style-name="T1">&gt; :t 20</text:span></text:span></text:p>
      <text:p text:style-name="Standard"><text:span text:style-name="Default_20_Paragraph_20_Font"><text:span text:style-name="T1">20 :: Num a =&gt; a</text:span></text:span></text:p>
      <text:p text:style-name="P2"/>
      <text:p text:style-name="Standard"><text:span text:style-name="Default_20_Paragraph_20_Font"><text:span text:style-name="T2">Integral</text:span></text:span><text:span text:style-name="Default_20_Paragraph_20_Font"><text:span text:style-name="T1"> typeclass includes only Int and Integer. </text:span></text:span><text:span text:style-name="Default_20_Paragraph_20_Font"><text:span text:style-name="T2">Floating</text:span></text:span><text:span text:style-name="Default_20_Paragraph_20_Font"><text:span text:style-name="T1"> includes Float and Double.</text:span></text:span></text:p>
      <text:p text:style-name="P2"/>
      <text:p text:style-name="Standard"><text:span text:style-name="Default_20_Paragraph_20_Font"><text:span text:style-name="T1">&gt; :t fromIntegral</text:span></text:span></text:p>
      <text:p text:style-name="Standard"><text:span text:style-name="Default_20_Paragraph_20_Font"><text:span text:style-name="T1">fromIntegral :: (Integral a, Num b) =&gt; a -&gt; b</text:span></text:span></text:p>
      <text:p text:style-name="Standard"><text:span text:style-name="Default_20_Paragraph_20_Font"><text:span text:style-name="T1">This is for those general situations when a function returns an Integral type and its result needs to be used with Floating point types for calculation.</text:span></text:span></text:p>
      <text:p text:style-name="Standard"><text:span text:style-name="Default_20_Paragraph_20_Font"><text:span text:style-name="T1"/></text:span></text:p>
      <text:p text:style-name="P4"><text:span text:style-name="Default_20_Paragraph_20_Font"><text:span text:style-name="T1">RealFloat is another typeclass. It is probably a subclass of Floating. Do not know its exact purpose right now, but maybe it excludes irrational numbers?</text:span></text:span></text:p>
      <text:p text:style-name="P3"><text:span text:style-name="Default_20_Paragraph_20_Font"><text:span text:style-name="T1"/></text:span></text:p>
      <text:p text:style-name="P4"><text:span text:style-name="Default_20_Paragraph_20_Font"><text:span text:style-name="T2">let</text:span></text:span><text:span text:style-name="Default_20_Paragraph_20_Font"><text:span text:style-name="T3"> bindings are another way to define local variables, other than </text:span></text:span><text:span text:style-name="Default_20_Paragraph_20_Font"><text:span text:style-name="T2">where</text:span></text:span><text:span text:style-name="Default_20_Paragraph_20_Font"><text:span text:style-name="T3">. They are more local than where, as they do not span across guards.</text:span></text:span></text:p>
      <text:p text:style-name="P4"><text:span text:style-name="Default_20_Paragraph_20_Font"><text:span text:style-name="T3">Syntax of let bindings;</text:span></text:span></text:p>
      <text:p text:style-name="P5"><text:span text:style-name="T4">let &lt;variable definitions&gt; in &lt;expression&gt;</text:span></text:p>
      <text:p text:style-name="P5"><text:span text:style-name="T5">example</text:span></text:p>
      <text:p text:style-name="P9"><text:span text:style-name="T4">cylinder r h =</text:span></text:p>
      <text:p text:style-name="P9"><text:span text:style-name="T4"><text:s text:c="4"/>let pii = pi</text:span></text:p>
      <text:p text:style-name="P9"><text:soft-page-break/><text:span text:style-name="T4"><text:s text:c="8"/>sideArea = 2 * pii * r * h</text:span></text:p>
      <text:p text:style-name="P9"><text:span text:style-name="T4"><text:s text:c="8"/>topArea = pii * r^2</text:span></text:p>
      <text:p text:style-name="P9"><text:span text:style-name="T4"><text:s text:c="4"/>in sideArea + 2*topArea</text:span></text:p>
      <text:p text:style-name="P5"><text:span text:style-name="T5">Note that variables are aligned to left. This is required, similar to where bindings. let binding can be used anywhere an expression can be used.</text:span></text:p>
      <text:p text:style-name="P5"><text:span text:style-name="T5">If we want to bind several variables in one statement in a single line, variable declarations can be separated by semi-colons</text:span></text:p>
      <text:p text:style-name="P5"><text:span text:style-name="T5">&gt; </text:span><text:span text:style-name="T4">4 * (let a=10; b=20 in a+b)</text:span></text:p>
      <text:p text:style-name="P5"><text:span text:style-name="T5">Even pattern matching is available in let bindings</text:span></text:p>
      <text:p text:style-name="P5"><text:span text:style-name="T5">&gt; </text:span><text:span text:style-name="T4">4 * (let (a,b) = (1,2) in a+b)</text:span></text:p>
      <text:p text:style-name="P6"/>
      <text:p text:style-name="P5"><text:span text:style-name="T5">Curried functions – Every function in Haskell actually takes only one parameter. When we create functions that take more than 1 parameter, we are creating intermediate functions. Example-</text:span></text:p>
      <text:p text:style-name="P5"><text:span text:style-name="T5">&gt; max :: Ord <text:s/>a =&gt; a -&gt; a -&gt; a</text:span></text:p>
      <text:p text:style-name="P5"><text:span text:style-name="T5">This is same as max :: Int a =&gt; a -&gt; (a -&gt; a)</text:span></text:p>
      <text:p text:style-name="P5"><text:span text:style-name="T5">This means that mult is a function that takes an Int as parameter, and returns another function that takes an int as param and returns an integer.</text:span></text:p>
      <text:p text:style-name="P5"><text:span text:style-name="T5">Therefore,</text:span></text:p>
      <text:p text:style-name="P5"><text:span text:style-name="T5">&gt; :t (max 10)</text:span></text:p>
      <text:p text:style-name="P5"><text:span text:style-name="T5">(max 10) :: (Num a, Ord a) =&gt; a -&gt; a</text:span></text:p>
      <text:p text:style-name="P6"/>
      <text:p text:style-name="P5"><text:span text:style-name="T5">Infix functions can also be curried (applied partially) by using </text:span><text:span text:style-name="T4">sections</text:span><text:span text:style-name="T5">. This is just a fancy name for converting an infix function to prefix notation by using parenthesis</text:span></text:p>
      <text:p text:style-name="P5"><text:span text:style-name="T5">addTen :: (Num a) =&gt; a -&gt; a</text:span></text:p>
      <text:p text:style-name="P5"><text:span text:style-name="T5">addTen = (+) 10, or</text:span></text:p>
      <text:p text:style-name="P5"><text:span text:style-name="T5">addTen = (+10) </text:span></text:p>
      <text:p text:style-name="P5"><text:span text:style-name="T5">Note that this does not apply to ‘-’ function. If it was so, (-4) would mean a function that takes a parameter and subtracts 4 from it, instead of -4, simply.</text:span></text:p>
      <text:p text:style-name="P5"><text:span text:style-name="T5">To actually get a function that subtracts -4 from parameter, use (subtract 4).</text:span></text:p>
      <text:p text:style-name="P5"><text:span text:style-name="T5">This works for both the parameters in infix operations.</text:span></text:p>
      <text:p text:style-name="P5"><text:span text:style-name="T5">(3+) is also a function, but it adds parameter to 3, instead of the other way round. To make it more clear, take this example</text:span></text:p>
      <text:p text:style-name="P5"><text:span text:style-name="T5">&gt; (++ “That’s what YOU think!”)</text:span></text:p>
      <text:p text:style-name="P5"><text:span text:style-name="T5">This function appends this annoying appendage to every string passed to it. Instead, if we used</text:span></text:p>
      <text:p text:style-name="P5"><text:span text:style-name="T5">&gt; (“Basically, ” ++)</text:span></text:p>
      <text:p text:style-name="P4"><text:span text:style-name="Default_20_Paragraph_20_Font"><text:span text:style-name="T3">This function will prefix any parameter with the given phrase. Lesson – Order matters here.</text:span></text:span></text:p>
      <text:p text:style-name="P4"><text:span text:style-name="Default_20_Paragraph_20_Font"><text:span text:style-name="T3"/></text:span></text:p>
      <text:p text:style-name="P7"><text:span text:style-name="Default_20_Paragraph_20_Font"><text:span text:style-name="T7">A function that flips the parameters - </text:span></text:span></text:p>
      <text:p text:style-name="P7"><text:span text:style-name="Default_20_Paragraph_20_Font"><text:span text:style-name="T7"><text:tab/></text:span></text:span><text:span text:style-name="Default_20_Paragraph_20_Font"><text:span text:style-name="T10">flip' :: (a → b → c) → (b → a → c)</text:span></text:span></text:p>
      <text:p text:style-name="P7"><text:span text:style-name="Default_20_Paragraph_20_Font"><text:span text:style-name="T10"><text:tab/>flip' f = g</text:span></text:span></text:p>
      <text:p text:style-name="P7"><text:span text:style-name="Default_20_Paragraph_20_Font"><text:span text:style-name="T10"><text:tab/><text:tab/>where g x y = f y x</text:span></text:span></text:p>
      <text:p text:style-name="P7"><text:span text:style-name="Default_20_Paragraph_20_Font"><text:span text:style-name="T7">Here, </text:span></text:span><text:span text:style-name="Default_20_Paragraph_20_Font"><text:span text:style-name="T10">(g x y)</text:span></text:span><text:span text:style-name="Default_20_Paragraph_20_Font"><text:span text:style-name="T7"> returns </text:span></text:span><text:span text:style-name="Default_20_Paragraph_20_Font"><text:span text:style-name="T10">(f y x)</text:span></text:span><text:span text:style-name="Default_20_Paragraph_20_Font"><text:span text:style-name="T7">. </text:span></text:span><text:span text:style-name="Default_20_Paragraph_20_Font"><text:span text:style-name="T10">(g x)</text:span></text:span><text:span text:style-name="Default_20_Paragraph_20_Font"><text:span text:style-name="T7"> returns a function that takes one param and swaps it with the in built param x before returning result. g is a function that takes 2 parameters and returns </text:span></text:span><text:span text:style-name="Default_20_Paragraph_20_Font"><text:span text:style-name="T10">f y x</text:span></text:span><text:span text:style-name="Default_20_Paragraph_20_Font"><text:span text:style-name="T7">. </text:span></text:span></text:p>
      <text:p text:style-name="P8"><text:span text:style-name="Default_20_Paragraph_20_Font"><text:span text:style-name="T8">Since → is right- associative, we can remove the parenthesis and write it like</text:span></text:span></text:p>
      <text:p text:style-name="P8"><text:span text:style-name="Default_20_Paragraph_20_Font"><text:span text:style-name="T8"><text:tab/></text:span></text:span><text:span text:style-name="Default_20_Paragraph_20_Font"><text:span text:style-name="T11">flip' :: (a → b → c) → b → a → c</text:span></text:span></text:p>
      <text:p text:style-name="P8"><text:span text:style-name="Default_20_Paragraph_20_Font"><text:span text:style-name="T8">This means flip' is a function that can be called with 3 params ( first param is a function) and that would return a value such that f is applied with its parameters reversed</text:span></text:span></text:p>
      <text:p text:style-name="P8"><text:span text:style-name="Default_20_Paragraph_20_Font"><text:span text:style-name="T8"><text:tab/></text:span></text:span><text:span text:style-name="Default_20_Paragraph_20_Font"><text:span text:style-name="T11">flip' f x y = f y x</text:span></text:span></text:p>
      <text:p text:style-name="P8"><text:soft-page-break/><text:span text:style-name="Default_20_Paragraph_20_Font"><text:span text:style-name="T8">This works, since, if we call flip' with just one parameter (function f), it returns a partial function, which is exactly what we need flip' to do. </text:span></text:span></text:p>
      <text:p text:style-name="P7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4-06-28T18:10:00Z</meta:creation-date>
    <dc:date>2014-07-05T17:28:30.011982318</dc:date>
    <meta:editing-cycles>21</meta:editing-cycles>
    <meta:editing-duration>PT10H31M15S</meta:editing-duration>
    <meta:document-statistic meta:table-count="0" meta:image-count="0" meta:object-count="0" meta:page-count="4" meta:paragraph-count="108" meta:word-count="1188" meta:character-count="6011" meta:non-whitespace-character-count="4890"/>
    <meta:template xlink:type="simple" xlink:actuate="onRequest" xlink:title="" xlink:href="Normal"/>
  </office:meta>
</office:document-meta>
</file>